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Preformatted_20_Text">
      <style:text-properties style:font-name="Arial" style:font-name-asian="Arial"/>
    </style:style>
    <style:style style:name="P4" style:family="paragraph" style:parent-style-name="Preformatted_20_Text">
      <style:text-properties fo:color="#000000" style:font-name="Arial" style:font-name-asian="Arial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7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8" style:family="paragraph" style:parent-style-name="Standard">
      <style:text-properties style:font-name="Arial" style:font-name-asian="Arial"/>
    </style:style>
    <style:style style:name="P9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0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2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5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6" style:family="paragraph" style:parent-style-name="Text_20_body">
      <style:text-properties style:font-name="Arial" style:font-name-asian="Arial"/>
    </style:style>
    <style:style style:name="P17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18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19" style:family="paragraph" style:parent-style-name="Text_20_body">
      <style:text-properties fo:font-size="10pt" style:font-size-asian="10pt" style:font-size-complex="10pt"/>
    </style:style>
    <style:style style:name="P20" style:family="paragraph" style:parent-style-name="Text_20_body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1" style:family="paragraph" style:parent-style-name="Text_20_body">
      <style:text-properties fo:color="#000000" style:font-name="Arial1" fo:font-size="11pt" fo:font-weight="normal" style:font-name-asian="Arial"/>
    </style:style>
    <style:style style:name="P22" style:family="paragraph" style:parent-style-name="Standard">
      <style:text-properties style:font-name="Arial" style:font-name-asian="Arial"/>
    </style:style>
    <style:style style:name="P23" style:family="paragraph" style:parent-style-name="Standard" style:list-style-name="L7">
      <style:text-properties style:font-name="Arial" style:font-name-asian="Arial"/>
    </style:style>
    <style:style style:name="P24" style:family="paragraph" style:parent-style-name="Standard" style:list-style-name="L8">
      <style:text-properties style:font-name="Arial" style:font-name-asian="Arial"/>
    </style:style>
    <style:style style:name="P25" style:family="paragraph" style:parent-style-name="Standard" style:list-style-name="L9">
      <style:text-properties style:font-name="Arial" style:font-name-asian="Arial"/>
    </style:style>
    <style:style style:name="P26" style:family="paragraph" style:parent-style-name="Standard" style:list-style-name="L11">
      <style:text-properties fo:font-size="11pt" style:font-size-asian="11pt" style:font-size-complex="11pt"/>
    </style:style>
    <style:style style:name="P27" style:family="paragraph" style:parent-style-name="Standard" style:list-style-name="L12"/>
    <style:style style:name="P28" style:family="paragraph" style:parent-style-name="Preformatted_20_Text" style:list-style-name="L5"/>
    <style:style style:name="P29" style:family="paragraph" style:parent-style-name="List_20_Contents" style:list-style-name="L3"/>
    <style:style style:name="P30" style:family="paragraph" style:parent-style-name="Heading_20_1">
      <style:text-properties style:font-name="Arial" style:font-name-asian="Arial"/>
    </style:style>
    <style:style style:name="P31" style:family="paragraph" style:parent-style-name="Text_20_body">
      <style:text-properties style:font-name="Arial" style:font-name-asian="Arial"/>
    </style:style>
    <style:style style:name="P32" style:family="paragraph" style:parent-style-name="Text_20_body" style:list-style-name="L1">
      <style:text-properties style:font-name="Arial" style:font-name-asian="Arial"/>
    </style:style>
    <style:style style:name="P33" style:family="paragraph" style:parent-style-name="Text_20_body" style:list-style-name="L2">
      <style:text-properties style:font-name="Arial" style:font-name-asian="Arial"/>
    </style:style>
    <style:style style:name="P34" style:family="paragraph" style:parent-style-name="Text_20_body" style:list-style-name="L3">
      <style:text-properties style:font-name="Arial" style:font-name-asian="Arial"/>
    </style:style>
    <style:style style:name="P35" style:family="paragraph" style:parent-style-name="Text_20_body" style:list-style-name="L4">
      <style:text-properties style:font-name="Arial" style:font-name-asian="Arial"/>
    </style:style>
    <style:style style:name="P36" style:family="paragraph" style:parent-style-name="Text_20_body" style:list-style-name="L4"/>
    <style:style style:name="P37" style:family="paragraph" style:parent-style-name="Text_20_body" style:list-style-name="L4">
      <style:text-properties fo:color="#000000" style:font-name="Arial1" fo:font-size="11pt" fo:font-weight="normal" style:font-name-asian="Arial"/>
    </style:style>
    <style:style style:name="P38" style:family="paragraph" style:parent-style-name="Text_20_body" style:list-style-name="L6">
      <style:text-properties fo:color="#000000" style:font-name="Arial1" fo:font-size="11pt" fo:font-weight="normal" style:font-name-asian="Arial"/>
    </style:style>
    <style:style style:name="P39" style:family="paragraph" style:parent-style-name="Text_20_body" style:list-style-name="L5"/>
    <style:style style:name="P40" style:family="paragraph" style:parent-style-name="Text_20_body" style:list-style-name="L5">
      <style:text-properties style:font-name="Arial1" fo:font-size="11pt" fo:font-weight="normal" style:font-name-asian="Arial"/>
    </style:style>
    <style:style style:name="P41" style:family="paragraph" style:parent-style-name="Text_20_body" style:list-style-name="L10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color="#000000"/>
    </style:style>
    <style:style style:name="T6" style:family="text">
      <style:text-properties fo:color="#000000" style:font-name="Arial1" fo:font-size="11pt" fo:font-weight="normal" fo:background-color="transparent" style:font-name-asian="Arial"/>
    </style:style>
    <style:style style:name="T7" style:family="text">
      <style:text-properties fo:color="#000000" style:font-name="Arial1" fo:font-size="11pt" fo:font-weight="normal" style:font-name-asian="Arial"/>
    </style:style>
    <style:style style:name="T8" style:family="text">
      <style:text-properties fo:color="#008000"/>
    </style:style>
    <style:style style:name="T9" style:family="text">
      <style:text-properties fo:color="#0000ff"/>
    </style:style>
    <style:style style:name="T10" style:family="text">
      <style:text-properties fo:color="#4b0082"/>
    </style:style>
    <style:style style:name="T11" style:family="text">
      <style:text-properties fo:color="#4b0082" style:font-name="Arial1" fo:font-size="11pt" fo:font-weight="normal" style:font-name-asian="Arial"/>
    </style:style>
    <style:style style:name="T12" style:family="text">
      <style:text-properties fo:color="#000080"/>
    </style:style>
    <style:style style:name="T13" style:family="text">
      <style:text-properties fo:color="#000080" style:font-name="Arial1" fo:font-size="11pt" fo:font-weight="normal" style:font-name-asian="Arial"/>
    </style:style>
    <style:style style:name="T14" style:family="text">
      <style:text-properties fo:color="#ff0000"/>
    </style:style>
    <style:style style:name="T15" style:family="text">
      <style:text-properties fo:color="#708090"/>
    </style:style>
    <style:style style:name="T16" style:family="text">
      <style:text-properties fo:color="#569cd6"/>
    </style:style>
    <style:style style:name="T17" style:family="text">
      <style:text-properties fo:color="#569cd6" fo:font-size="10.5pt" fo:font-weight="normal"/>
    </style:style>
    <style:style style:name="T18" style:family="text">
      <style:text-properties fo:color="#569cd6" style:font-name="Consolas1" fo:font-size="10.5pt" fo:font-weight="normal"/>
    </style:style>
    <style:style style:name="T19" style:family="text">
      <style:text-properties fo:color="#569cd6" style:font-name="Consolas1" fo:font-size="10.5pt" fo:font-weight="normal" fo:background-color="#1e1e1e"/>
    </style:style>
    <style:style style:name="T20" style:family="text">
      <style:text-properties fo:color="#9cdcfe"/>
    </style:style>
    <style:style style:name="T21" style:family="text">
      <style:text-properties fo:color="#9cdcfe" fo:font-size="10.5pt" fo:font-weight="normal"/>
    </style:style>
    <style:style style:name="T22" style:family="text">
      <style:text-properties fo:color="#9cdcfe" style:font-name="Consolas1" fo:font-size="10.5pt" fo:font-weight="normal"/>
    </style:style>
    <style:style style:name="T23" style:family="text">
      <style:text-properties fo:color="#9cdcfe" style:font-name="Consolas1" fo:font-size="10.5pt" fo:font-weight="normal" fo:background-color="#1e1e1e"/>
    </style:style>
    <style:style style:name="T24" style:family="text">
      <style:text-properties fo:color="#dcdcaa"/>
    </style:style>
    <style:style style:name="T25" style:family="text">
      <style:text-properties fo:color="#dcdcaa" fo:font-size="10.5pt" fo:font-weight="normal"/>
    </style:style>
    <style:style style:name="T26" style:family="text">
      <style:text-properties fo:color="#dcdcaa" style:font-name="Consolas1" fo:font-size="10.5pt" fo:font-weight="normal"/>
    </style:style>
    <style:style style:name="T27" style:family="text">
      <style:text-properties fo:color="#dcdcaa" style:font-name="Consolas1" fo:font-size="10.5pt" fo:font-weight="normal" fo:background-color="#1e1e1e"/>
    </style:style>
    <style:style style:name="T28" style:family="text">
      <style:text-properties fo:color="#b5cea8"/>
    </style:style>
    <style:style style:name="T29" style:family="text">
      <style:text-properties fo:color="#b5cea8" fo:font-size="10.5pt" fo:font-weight="normal"/>
    </style:style>
    <style:style style:name="T30" style:family="text">
      <style:text-properties fo:color="#b5cea8" style:font-name="Consolas1" fo:font-size="10.5pt" fo:font-weight="normal"/>
    </style:style>
    <style:style style:name="T31" style:family="text">
      <style:text-properties fo:font-size="10.5pt" fo:font-weight="normal"/>
    </style:style>
    <style:style style:name="T32" style:family="text">
      <style:text-properties style:font-name="Arial" style:font-name-asian="Arial"/>
    </style:style>
    <style:style style:name="T33" style:family="text">
      <style:text-properties style:font-name="Arial" fo:font-weight="bold" style:font-name-asian="Arial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Consolas1" fo:font-size="10.5pt" fo:font-weight="normal"/>
    </style:style>
    <style:style style:name="T36" style:family="text">
      <style:text-properties fo:color="#d4d4d4" fo:background-color="#1e1e1e"/>
    </style:style>
    <style:style style:name="T37" style:family="text">
      <style:text-properties fo:color="#d4d4d4" style:font-name="Consolas1" fo:font-size="10.5pt" fo:font-weight="normal" fo:background-color="#1e1e1e"/>
    </style:style>
    <style:style style:name="T38" style:family="text">
      <style:text-properties fo:color="#4ec9b0" style:font-name="Consolas1" fo:font-size="10.5pt" fo:font-weight="normal" fo:background-color="#1e1e1e"/>
    </style:style>
    <style:style style:name="T39" style:family="text">
      <style:text-properties fo:color="#c586c0" style:font-name="Consolas1" fo:font-size="10.5pt" fo:font-weight="normal"/>
    </style:style>
    <style:style style:name="T40" style:family="text">
      <style:text-properties fo:color="#ce9178" style:font-name="Consolas1" fo:font-size="10.5pt" fo:font-weight="normal"/>
    </style:style>
    <style:style style:name="T41" style:family="text">
      <style:text-properties fo:color="#ce9178" style:font-name="Consolas1" fo:font-size="10.5pt" fo:font-weight="normal" fo:background-color="#1e1e1e"/>
    </style:style>
    <style:style style:name="T42" style:family="text">
      <style:text-properties style:font-name-asian="Arial"/>
    </style:style>
    <style:style style:name="T43" style:family="text">
      <style:text-properties style:font-name="Arial1" fo:font-size="11pt" style:font-name-asian="Arial"/>
    </style:style>
    <style:style style:name="T44" style:family="text">
      <style:text-properties style:font-name="Arial1" fo:font-size="11pt" fo:background-color="transparent" style:font-name-asian="Arial"/>
    </style:style>
    <style:style style:name="T45" style:family="text">
      <style:text-properties style:font-name="Arial1" fo:font-size="11pt" fo:font-weight="normal" style:font-name-asian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PG Maker MV</text:p>
      <text:p text:style-name="P8"/>
      <text:p text:style-name="P8">Documentation of Project with additional tips about RPGMaker Tools.</text:p>
      <text:p text:style-name="P8"/>
      <text:h text:style-name="P30" text:outline-level="1">Sprache umstellen</text:h>
      <text:p text:style-name="P16">Datei bearbeiten, en für englisch:</text:p>
      <text:p text:style-name="P16">D:\Programs\steamapps\common\RPG Maker MV\Locale</text:p>
      <text:p text:style-name="P16"/>
      <text:h text:style-name="Heading_20_1" text:outline-level="1"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<text:soft-page-break/>GALV_TimedMessagePopups<text:tab/>for message-bubbles on screen</text:p>
      <text:p text:style-name="P20">NeMV_OnStepEffect<text:tab/>over time change</text:p>
      <text:h text:style-name="P30" text:outline-level="1">Plugin Incompatibilities</text:h>
      <text:p text:style-name="P16">- Had to disable HIME_EquipSlotsCore +HIME_EnemyEquips because problem with YEP_EquipCore:an eItemType is expected, not slotindex</text:p>
      <text:p text:style-name="P11"><text:span text:style-name="T16">var</text:span> <text:span text:style-name="T20">index</text:span> = <text:span text:style-name="T20">actor</text:span>.<text:span text:style-name="T24">equipSlots</text:span>().<text:span text:style-name="T24">indexOf</text:span>(<text:span text:style-name="T16">this</text:span>.<text:span text:style-name="T20">_params</text:span>[<text:span text:style-name="T28">1</text:span>]) + <text:span text:style-name="T28">1</text:span>;</text:p>
      <text:p text:style-name="P12">    <text:span text:style-name="T21">actor</text:span><text:span text:style-name="T31">.</text:span><text:span text:style-name="T25">changeEquipById</text:span><text:span text:style-name="T31">(</text:span><text:span text:style-name="T21">index</text:span><text:span text:style-name="T31">, </text:span><text:span text:style-name="T17">this</text:span><text:span text:style-name="T31">.</text:span><text:span text:style-name="T21">_params</text:span><text:span text:style-name="T31">[</text:span><text:span text:style-name="T29">2</text:span><text:span text:style-name="T31">]);</text:span></text:p>
      <text:p text:style-name="P16"/>
      <text:list xml:id="list3665850137603074004" text:style-name="L1">
        <text:list-item>
          <text:p text:style-name="P32">DashStamina not working</text:p>
        </text:list-item>
      </text:list>
      <text:p text:style-name="P16"/>
      <text:list xml:id="list125102446633746847" text:style-name="L2">
        <text:list-item>
          <text:p text:style-name="P33">disabled Way_ItemTPCost because there is no BattleManagerin Scene</text:p>
          <text:p text:style-name="P33">Window_ItemList.prototype.isEnabled = function (item) {</text:p>
          <text:p text:style-name="P33"><text:s/>return BattleManager.actor().canUse(item) &amp;&amp; $gameParty.canUse(item);</text:p>
        </text:list-item>
      </text:list>
      <text:p text:style-name="P16"/>
      <text:list xml:id="list3136126486910520273" text:style-name="L3">
        <text:list-item>
          <text:p text:style-name="P34">disabled YED_TransferStealStates; why is this used on items ?</text:p>
          <text:p text:style-name="P29"><text:span text:style-name="T36"> </text:span><text:span text:style-name="T38">Game_Action</text:span><text:span text:style-name="T37">.</text:span><text:span text:style-name="T23">prototype</text:span><text:span text:style-name="T37">.</text:span><text:span text:style-name="T27">testApply</text:span><text:span text:style-name="T37"> = </text:span><text:span text:style-name="T19">function</text:span><text:span text:style-name="T37">(</text:span><text:span text:style-name="T23">target</text:span><text:span text:style-name="T37">) {</text:span></text:p>
        </text:list-item>
      </text:list>
      <text:p text:style-name="List_20_Contents">        <text:span text:style-name="T39">if</text:span><text:span text:style-name="T35"> (</text:span><text:span text:style-name="T18">this</text:span><text:span text:style-name="T35">.</text:span><text:span text:style-name="T26">getTransferStealStates</text:span><text:span text:style-name="T35">(</text:span><text:span text:style-name="T22">target</text:span><text:span text:style-name="T35">, </text:span><text:span text:style-name="T40">'steal'</text:span><text:span text:style-name="T35">).</text:span><text:span text:style-name="T22">length</text:span><text:span text:style-name="T35"> &gt; </text:span><text:span text:style-name="T30">0</text:span><text:span text:style-name="T35">) {</text:span></text:p>
      <text:p text:style-name="List_20_Contents">            <text:span text:style-name="T39">return</text:span><text:span text:style-name="T35"> </text:span><text:span text:style-name="T18">true</text:span><text:span text:style-name="T35">;</text:span></text:p>
      <text:p text:style-name="List_20_Contents">        <text:span text:style-name="T35">}</text:span></text:p>
      <text:p text:style-name="List_20_Contents"/>
      <text:p text:style-name="List_20_Contents">        <text:span text:style-name="T39">if</text:span><text:span text:style-name="T35"> (</text:span><text:span text:style-name="T18">this</text:span><text:span text:style-name="T35">.</text:span><text:span text:style-name="T26">getTransferStealStates</text:span><text:span text:style-name="T35">(</text:span><text:span text:style-name="T22">target</text:span><text:span text:style-name="T35">, </text:span><text:span text:style-name="T40">'transfer'</text:span><text:span text:style-name="T35">).</text:span><text:span text:style-name="T22">length</text:span><text:span text:style-name="T35"> &gt; </text:span><text:span text:style-name="T30">0</text:span><text:span text:style-name="T35">) {</text:span></text:p>
      <text:p text:style-name="List_20_Contents">            <text:span text:style-name="T39">return</text:span><text:span text:style-name="T35"> </text:span><text:span text:style-name="T18">true</text:span><text:span text:style-name="T35">;</text:span></text:p>
      <text:p text:style-name="List_20_Contents">        <text:span text:style-name="T35">}</text:span></text:p>
      <text:p text:style-name="List_20_Contents"/>
      <text:p text:style-name="List_20_Contents">        <text:span text:style-name="T39">return</text:span><text:span text:style-name="T35"> </text:span><text:span text:style-name="T22">_Game_Action_testApply</text:span><text:span text:style-name="T35">.</text:span><text:span text:style-name="T26">call</text:span><text:span text:style-name="T35">(</text:span><text:span text:style-name="T18">this</text:span><text:span text:style-name="T35">, </text:span><text:span text:style-name="T22">target</text:span><text:span text:style-name="T35">);</text:span></text:p>
      <text:p text:style-name="List_20_Contents">    <text:span text:style-name="T35">};</text:span></text:p>
      <text:p text:style-name="P16"/>
      <text:h text:style-name="Heading_20_1" text:outline-level="1"><text:soft-page-break/>YEP_QuestJournal</text:h>
      <text:list xml:id="list598795304782929688" text:style-name="L4">
        <text:list-item>
          <text:p text:style-name="P35">see help how to integrate into YEP_MainMenuManager</text:p>
        </text:list-item>
        <text:list-item>
          <text:p text:style-name="P35">to use GALV_TimedMessagePopup add something like this in Lunatic mode: </text:p>
          <text:p text:style-name="P35">SceneManager._scene.createCaptionWindow(-1,120,["new quest" + questId],[],-60)</text:p>
          <text:p text:style-name="P35"/>
        </text:list-item>
        <text:list-item>
          <text:p text:style-name="P36"><text:span text:style-name="T42">to add more then 100 Quest add more params in plugin-comment and increas</text:span><text:span text:style-name="T43">e limi</text:span><text:span text:style-name="T44">t in code </text:span><text:span text:style-name="T6">DataManager.questDatabaseCreate</text:span></text:p>
        </text:list-item>
        <text:list-item>
          <text:p text:style-name="P37">how to import quest from external file? <text:s text:c="2"/>See GALV_QUESTLog</text:p>
        </text:list-item>
      </text:list>
      <text:p text:style-name="P21"/>
      <text:list xml:id="list7767731536199423224" text:style-name="L5">
        <text:list-item>
          <text:p text:style-name="P39"><text:span text:style-name="T7">use </text:span><text:span text:style-name="T45">$gameSystem.isQuestKnown(101) in Event-Branch to check if Quest started</text:span></text:p>
        </text:list-item>
        <text:list-item>
          <text:p text:style-name="P40">use $gameSystem.isQuestObjectiveUncleared(101, 1) to check quest state (quest has to be known)</text:p>
        </text:list-item>
        <text:list-item>
          <text:p text:style-name="P39"><text:span text:style-name="T45">use </text:span><text:span text:style-name="T7">◆</text:span><text:span text:style-name="T11">Plugin Command：</text:span><text:span text:style-name="T13">Quest ADD 101<text:tab/>to start</text:span></text:p>
        </text:list-item>
        <text:list-item>
          <text:p text:style-name="P39"><text:span text:style-name="T45">use this to progress through quest </text:span><text:span text:style-name="T7"><text:s text:c="6"/></text:span></text:p>
          <text:p text:style-name="P28"><text:span text:style-name="T7">◆</text:span><text:span text:style-name="T11">Plugin Command：</text:span><text:span text:style-name="T13">Quest 101 Change Description Entry To 2</text:span></text:p>
          <text:p text:style-name="P28"><text:span text:style-name="T7">◆</text:span><text:span text:style-name="T11">Plugin Command：</text:span><text:span text:style-name="T13">Quest 101 Change Subtext Entry To 2</text:span></text:p>
          <text:p text:style-name="P28"><text:span text:style-name="T7">◆</text:span><text:span text:style-name="T11">Plugin Command：</text:span><text:span text:style-name="T13">Quest 101 Complete Objective 1</text:span></text:p>
        </text:list-item>
      </text:list>
      <text:p text:style-name="P5"><text:span text:style-name="T5"><text:s text:c="6"/>◆</text:span><text:span text:style-name="T10">Plugin Command：</text:span><text:span text:style-name="T12">Quest 101 Show Objective 2</text:span></text:p>
      <text:list xml:id="list8309026619622466329" text:style-name="L6">
        <text:list-item>
          <text:p text:style-name="P38">use this to progress through quest</text:p>
        </text:list-item>
      </text:list>
      <text:p text:style-name="Text_20_body"><text:span text:style-name="T5"><text:tab/>◆</text:span><text:span text:style-name="T10">Plugin Command：</text:span><text:span text:style-name="T12">Quest Set Completed 101</text:span></text:p>
      <text:p text:style-name="Text_20_body"><text:span text:style-name="T5"><text:s/><text:tab/>◆</text:span><text:span text:style-name="T10">Plugin Command：</text:span><text:span text:style-name="T12">Quest 101 Deny All Rewards</text:span></text:p>
      <text:list xml:id="list34676028" text:continue-list="list7767731536199423224" text:style-name="L5">
        <text:list-item>
          <text:p text:style-name="P40">restarting quest requires previous removal</text:p>
        </text:list-item>
      </text:list>
      <text:p text:style-name="P21"/>
      <text:p text:style-name="P21"/>
      <text:h text:style-name="P30" text:outline-level="1">Region-Definition</text:h>
      <text:p text:style-name="P16">Common_event1 evaluates position of player and Region he is actually. Those are written to variables.</text:p>
      <text:p text:style-name="P16"><text:soft-page-break/>Add an Parallel event in the map the checks variables and decide what to do.</text:p>
      <text:h text:style-name="P30" text:outline-level="1">Switches</text:h>
      <text:p text:style-name="P8"/>
      <text:h text:style-name="P30" text:outline-level="1">Text-Color</text:h>
      <text:p text:style-name="P8">Defined by active Windowsskin</text:p>
      <text:p text:style-name="P8"/>
      <text:p text:style-name="P8"/>
      <text:p text:style-name="P8"/>
      <text:h text:style-name="P30" text:outline-level="1">self-Variables and CustomConditionalPages</text:h>
      <text:p text:style-name="P8">Uses the plugins and </text:p>
      <text:p text:style-name="P8"/>
      <text:p text:style-name="P8">To not clutter global variables we can use variables local to event/map</text:p>
      <text:p text:style-name="P8"/>
      <text:list xml:id="list5872430511875525413" text:style-name="L7">
        <text:list-item>
          <text:p text:style-name="P23">if you need to share data between events, add an empty event as a data holder (please add comments that describe the variables)</text:p>
        </text:list-item>
        <text:list-item>
          <text:p text:style-name="P23">now set the variable in one event f.e. As bitmask</text:p>
        </text:list-item>
      </text:list>
      <text:p text:style-name="P3"><text:span text:style-name="T5">◆</text:span><text:span text:style-name="T10">Script：</text:span><text:span text:style-name="T15">x = (this.get_self_variable("MAPSWITCH1",13) || 0) | 1</text:span></text:p>
      <text:p text:style-name="P6"><text:span text:style-name="T10"><text:tab/><text:tab/></text:span><text:span text:style-name="T15">this.set_self_variable("MAPSWITCH1", x, 13)</text:span></text:p>
      <text:list xml:id="list11735378899713039" text:style-name="L8">
        <text:list-item>
          <text:p text:style-name="P24">in another event you can use it or build a customconditional to enable the eventpage:</text:p>
        </text:list-item>
      </text:list>
      <text:p text:style-name="P3"><text:span text:style-name="T5">◆</text:span><text:span text:style-name="T8">Comment：&lt;page condition&gt;</text:span></text:p>
      <text:p text:style-name="P3"><text:span text:style-name="T5">◆</text:span><text:span text:style-name="T9">If：Script：(this.get_self_variable("MAPSWITCH1",13) || 0)&amp;1&gt;0</text:span></text:p>
      <text:p text:style-name="P3"><text:span text:style-name="T5"><text:s text:c="2"/>◆</text:span><text:span text:style-name="T10">Plugin Command：</text:span><text:span text:style-name="T12">activate_page</text:span></text:p>
      <text:p text:style-name="P4"><text:s text:c="2"/>◆</text:p>
      <text:p text:style-name="P3"><text:span text:style-name="T5">：</text:span><text:span text:style-name="T9">End</text:span></text:p>
      <text:p text:style-name="P3"><text:span text:style-name="T5">◆</text:span><text:span text:style-name="T8">Comment：&lt;/page condition&gt;</text:span></text:p>
      <text:p text:style-name="P6"><text:span text:style-name="T5">◆</text:span><text:span text:style-name="T14">Control Self Switch：A = ON</text:span></text:p>
      <text:p text:style-name="P8"/>
      <text:h text:style-name="Heading_20_1" text:outline-level="1">Tease Mechanic</text:h>
      <text:list xml:id="list9025325145239307217" text:style-name="L9">
        <text:list-item>
          <text:p text:style-name="P25">you can tease the enemy to increase tease-meter</text:p>
        </text:list-item>
        <text:list-item>
          <text:p text:style-name="P25"><text:soft-page-break/>the following custom stats are created via <text:span text:style-name="T41">ICF_ParamsCore</text:span>:</text:p>
          <text:list>
            <text:list-item>
              <text:p text:style-name="P25">lust/lustMax<text:tab/>CPARAM<text:tab/>tease-meter of actor; </text:p>
            </text:list-item>
            <text:list-item>
              <text:p text:style-name="P25">lustGain<text:tab/>NPARAM<text:tab/>resistance to lust; default of 100%, 50% would mean half of damage</text:p>
            </text:list-item>
            <text:list-item>
              <text:p text:style-name="P25">lustRegen<text:tab/>NPARAM<text:tab/>regeneration of Lust over time on map; default 0; implemented in OnStep-event</text:p>
            </text:list-item>
            <text:list-item>
              <text:p text:style-name="P25">alust<text:tab/><text:tab/>NPARAM<text:tab/>lust attack-strength; used in lust damage calculation</text:p>
            </text:list-item>
            <text:list-item>
              <text:p text:style-name="P25">dlust<text:tab/><text:tab/>NPRAMA<text:tab/>lust defense strength;used in lust damage calculation</text:p>
            </text:list-item>
          </text:list>
        </text:list-item>
      </text:list>
      <text:p text:style-name="P8"/>
      <text:list xml:id="list4453062012957695438" text:style-name="L12">
        <text:list-item>
          <text:p text:style-name="P27"><text:span text:style-name="T32">add </text:span>&lt;lust status bar: TS&gt; to every Actor/Enemy to show bar in battle (via <text:span text:style-name="T41">DoubleX RMMV Status Bars v101b</text:span>)</text:p>
        </text:list-item>
        <text:list-item>
          <text:p text:style-name="P27">use HUD_Maker to display statusbar on Map-screen</text:p>
        </text:list-item>
      </text:list>
      <text:p text:style-name="P8"/>
      <text:h text:style-name="P30" text:outline-level="1">ScriptCodes</text:h>
      <text:p text:style-name="P16">!($gameParty.steps() % 10)</text:p>
      <text:p text:style-name="P16">$gameActors.actor(3).lust</text:p>
      <text:p text:style-name="Text_20_body">$gameVariables._data[1]</text:p>
      <text:h text:style-name="P30" text:outline-level="1">Character-Animations</text:h>
      <text:p text:style-name="P8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3365682076648519226" text:style-name="L10">
        <text:list-item>
          <text:p text:style-name="P41">It is possible treat 1 character as 1 file by including "$" at the beginning of the file name.</text:p>
        </text:list-item>
        <text:list-item>
          <text:p text:style-name="P41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41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30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30" text:outline-level="1">About Tileset Builder (why is this so complicated)</text:h>
      <text:p text:style-name="P13">A drawback in RPGMaker is that you can only use 1 tilesheet collection per map which limits the variants of tiles to use.</text:p>
      <text:p text:style-name="P13"><text:soft-page-break/>Set A consists of special Parts, see RPGMAker Standards description in help.</text:p>
      <text:p text:style-name="P13">Sets B to E contain 16x16 sprites. Top Left sprite should be transparent</text:p>
      <text:p text:style-name="P13"/>
      <text:p text:style-name="P13">When starting Builder:</text:p>
      <text:list xml:id="list107249391036961459" text:style-name="L11">
        <text:list-item>
          <text:p text:style-name="P26">load Game-Project</text:p>
        </text:list-item>
        <text:list-item>
          <text:p text:style-name="P26">activate snapping in display options</text:p>
        </text:list-item>
      </text:list>
      <text:p text:style-name="P13"/>
      <text:p text:style-name="P14">Import parts</text:p>
      <text:p text:style-name="P14"/>
      <text:p text:style-name="P15">Under Parts import you can import pngs with respect to:</text:p>
      <text:p text:style-name="P13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3"/>
      <text:p text:style-name="P13">You have to select <text:span text:style-name="T34">Category = imported</text:span> to see them</text:p>
      <text:p text:style-name="P13"/>
      <text:p text:style-name="P13">If you want to cleanup user import see here:</text:p>
      <text:p text:style-name="P19"><text:span text:style-name="T4">c:/Users/UserName/AppData/Local/KADOKAWA/TilesetBuilder/Parts/Imported</text:span><text:span text:style-name="T32"> </text:span></text:p>
      <text:p text:style-name="P13"/>
      <text:p text:style-name="P13"/>
      <text:p text:style-name="P13"/>
      <text:p text:style-name="P9">Draw parts</text:p>
      <text:p text:style-name="P10"/>
      <text:p text:style-name="P16">Import user palette or create a new one.</text:p>
      <text:p text:style-name="P16">Make sure to export your user palette before closing the program !</text:p>
      <text:p text:style-name="P16">Switch to drawing pane, select tile size and draw your graphics or stamp the from other tilesheets.</text:p>
      <text:p text:style-name="Text_20_body"><text:span text:style-name="T32">You need to </text:span><text:span text:style-name="T33">doubleclick to stamp</text:span><text:span text:style-name="T32"> them.</text:span></text:p>
      <text:p text:style-name="P16">Then add them to user palette.(the reason to do this is that auto tiles will be easier to export)</text:p>
      <text:p text:style-name="P16"/>
      <text:p text:style-name="P17">Export Tileset</text:p>
      <text:p text:style-name="P16">Go to Export Page, select existing tilesheet as base and Save AS</text:p>
      <text:p text:style-name="P16">Setup your tilesheet collection in RPGMaker to use the new created tilesheet and save</text:p>
      <text:p text:style-name="P16">Reload Project in Builder</text:p>
      <text:p text:style-name="P16">Now select tiles from parts/MV Tilesheets/ user palette</text:p>
      <text:p text:style-name="P16"><text:soft-page-break/>Move the sprite to the destination on the tilesheet</text:p>
      <text:p text:style-name="P18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12T14:47:24.13</dc:date>
    <dc:creator>jk jk</dc:creator>
    <meta:editing-duration>P1DT12H43M58S</meta:editing-duration>
    <meta:editing-cycles>29</meta:editing-cycles>
    <meta:generator>OpenOffice/4.1.7$Win32 OpenOffice.org_project/417m1$Build-9800</meta:generator>
    <meta:document-statistic meta:table-count="0" meta:image-count="1" meta:object-count="0" meta:page-count="8" meta:paragraph-count="124" meta:word-count="1111" meta:character-count="7134"/>
  </office:meta>
</office:document-meta>
</file>